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15cm" fo:min-width="17.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17.9cm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4.35cm" fo:min-width="17.9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1.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1.8cm"/>
    </style:style>
    <style:style style:name="gr7" style:family="graphic" style:parent-style-name="standard">
      <style:graphic-properties svg:stroke-color="#000000" draw:fill-color="#eeeeee" draw:textarea-horizontal-align="justify" draw:textarea-vertical-align="top" draw:auto-grow-height="false" fo:min-height="15.15cm" fo:min-width="17.9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11.8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1.8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4.9cm"/>
    </style:style>
    <style:style style:name="gr11" style:family="graphic" style:parent-style-name="standard">
      <style:graphic-properties svg:stroke-color="#000000" draw:fill-color="#eeeeee" draw:textarea-horizontal-align="justify" draw:textarea-vertical-align="top" draw:auto-grow-height="false" fo:min-height="2.35cm" fo:min-width="17.9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35cm" fo:min-width="8.8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8.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2.4cm" svg:x="1.3cm" svg:y="1.3cm">
          <text:p text:style-name="P1">TOP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1cm" svg:x="1.5cm" svg:y="1.4cm">
          <text:p text:style-name="P1"><text:span text:style-name="T1">FIGU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4cm" svg:height="1.7cm" svg:x="1.3cm" svg:y="3.9cm">
          <text:p text:style-name="P1">H1 CONTAIN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4cm" svg:height="4.6cm" svg:x="1.3cm" svg:y="5.7cm">
          <text:p text:style-name="P1">NAVIGATION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5cm" svg:x="4.3cm" svg:y="6.9cm">
          <text:p text:style-name="P1">INPUT SEARC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1.5cm" svg:x="4.4cm" svg:y="8.6cm">
          <text:p text:style-name="P1">MENU L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4cm" svg:height="15.4cm" svg:x="1.3cm" svg:y="10.4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3cm" svg:height="2.6cm" svg:x="4.4cm" svg:y="11.6cm">
          <text:p text:style-name="P1">ARTICLE FIGURE IMAGE 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4.3cm">
          <text:p text:style-name="P1">ARTICLE FIGURE IMAGE 2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7.1cm">
          <text:p text:style-name="P1">ARTICLE FIGURE IMAGE 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9.9cm">
          <text:p text:style-name="P1">ARTICLE FIGURE IMAGE 4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4cm" svg:height="2.7cm" svg:x="2.7cm" svg:y="22.7cm">
          <text:p text:style-name="P1">ARTICLE ESTIMER MES REVENU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8.4cm" svg:height="2.6cm" svg:x="1.3cm" svg:y="25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3cm" svg:height="0.6cm" svg:x="5.7cm" svg:y="27.6cm">
          <text:p text:style-name="P1"><text:span text:style-name="T1">P CONDITION GENERAL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4cm" svg:height="0.7cm" svg:x="5.7cm" svg:y="26.8cm">
          <text:p text:style-name="P1"><text:span text:style-name="T1">DROPDOWN LANGUE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2:40:10.826908353</meta:creation-date>
    <meta:generator>LibreOffice/5.1.6.2$Linux_X86_64 LibreOffice_project/10m0$Build-2</meta:generator>
    <dc:date>2017-03-24T16:28:13.307464602</dc:date>
    <meta:editing-duration>PT2H50M17S</meta:editing-duration>
    <meta:editing-cycles>5</meta:editing-cycles>
    <meta:document-statistic meta:object-count="15"/>
  </office:meta>
</office:document-meta>
</file>